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347" officeooo:paragraph-rsid="00150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document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26:40.060833666</meta:creation-date>
    <dc:date>2018-03-05T11:27:13.321207952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5.1.6.2$Linux_X86_64 LibreOffice_project/10m0$Build-2</meta:generator>
  </office:meta>
</office:document-meta>
</file>